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日曜大工的　ＥＲＰ　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ＲＡＩＬＳ，ＯＲＡＣＬＥ，ＪＱＧＲＩＤ，</text:p>
            <text:p>ＧＡＮＴＴＣＨＡＲＴを使用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3T19:17:16.604000000</meta:creation-date>
    <dc:date>2014-04-13T19:31:30.279000000</dc:date>
    <meta:editing-duration>P0D</meta:editing-duration>
    <meta:editing-cycles>1</meta:editing-cycles>
    <meta:document-statistic meta:object-count="25"/>
    <meta:generator>LibreOffice/4.2.3.3$Windows_x86 LibreOffice_project/882f8a0a489bc99a9e60c7905a60226254cb6ff0</meta:generator>
  </office:meta>
</office:document-meta>
</file>